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13722b" officeooo:paragraph-rsid="0013722b"/>
    </style:style>
    <style:style style:name="P4" style:family="paragraph" style:parent-style-name="Standard" style:list-style-name="L1">
      <style:text-properties officeooo:rsid="0013722b" officeooo:paragraph-rsid="0013722b"/>
    </style:style>
    <style:style style:name="P5" style:family="paragraph" style:parent-style-name="Standard" style:list-style-name="L1">
      <style:text-properties officeooo:rsid="0015298a" officeooo:paragraph-rsid="0015298a"/>
    </style:style>
    <style:style style:name="P6" style:family="paragraph" style:parent-style-name="Standard" style:list-style-name="L1">
      <style:text-properties officeooo:rsid="0015298a" officeooo:paragraph-rsid="0015aa8c"/>
    </style:style>
    <style:style style:name="T1" style:family="text">
      <style:text-properties officeooo:rsid="000cef94"/>
    </style:style>
    <style:style style:name="T2" style:family="text">
      <style:text-properties officeooo:rsid="0015aa8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&gt; C=imread("checkerboard.png");</text:p>
      <text:p text:style-name="P1">&gt; C=rgb2gray(C);</text:p>
      <text:p text:style-name="P1">&gt; C=im2double(C);</text:p>
      <text:p text:style-name="P1">&gt; G=fspecial("gaussian",[72 72],18);</text:p>
      <text:p text:style-name="P1">&gt; shading=conv2(C,G,"same");</text:p>
      <text:p text:style-name="P1">&gt; imwrite(shading,"shading_pattern.png");</text:p>
      <text:p text:style-name="P1">&gt; result=C./shading;</text:p>
      <text:p text:style-name="P1">&gt; imwrite(result,"result.png");</text:p>
      <text:p text:style-name="P2"/>
      <text:p text:style-name="P3">Notes:</text:p>
      <text:list xml:id="list720709848" text:style-name="L1">
        <text:list-item>
          <text:p text:style-name="P4">use “same” method for convolution (else you cannot divide original image by result of convolution)</text:p>
        </text:list-item>
        <text:list-item>
          <text:p text:style-name="P5">kernel size = 4 * size of black square</text:p>
        </text:list-item>
        <text:list-item>
          <text:p text:style-name="P6">σ <text:span text:style-name="T2">= </text:span>size of black square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7:03:58.224601310</meta:creation-date>
    <dc:date>2023-01-25T08:50:47.243162822</dc:date>
    <meta:editing-duration>PT6M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51" meta:character-count="389" meta:non-whitespace-character-count="353"/>
  </office:meta>
</office:document-meta>
</file>